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td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svg:stroke-width="0.01cm" svg:stroke-color="#000000" draw:marker-start-width="0.215cm" draw:marker-end-width="0.215cm" draw:fill="solid" draw:fill-color="#999999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draw:stroke="solid" draw:stroke-dash="Ultrafine_20_Dashed" svg:stroke-width="0.01cm" svg:stroke-color="#000000" draw:marker-start-width="0.215cm" draw:marker-end-width="0.215cm" draw:fill="solid" draw:fill-color="#333333" draw:textarea-horizontal-align="justify" draw:textarea-vertical-align="middle" draw:auto-grow-height="false" fo:padding-top="0.13cm" fo:padding-bottom="0.13cm" fo:padding-left="0.255cm" fo:padding-right="0.255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Icon">
        <draw:g>
          <draw:custom-shape draw:style-name="gr1" draw:text-style-name="P1" draw:layer="layout" svg:width="5cm" svg:height="5cm" svg:x="0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6cm" svg:height="4.6cm" svg:x="0.2cm" svg:y="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1" draw:layer="layout" svg:width="2.421cm" svg:height="3.199cm" svg:x="1.278cm" svg:y="0.9cm" svg:viewBox="0 0 2422 3200" svg:d="M2422 2076c0 637-525 1124-1211 1124-685 0-1211-487-1211-1124 0-476 293-868 727-1036v-815h324v-225h301v225h344v815c433 168 726 560 726 103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08:09:57.032000000</meta:creation-date>
    <meta:editing-duration>PT3M40S</meta:editing-duration>
    <meta:editing-cycles>5</meta:editing-cycles>
    <meta:generator>LibreOffice/4.2.1.1$Windows_x86 LibreOffice_project/d7dbbd7842e6a58b0f521599204e827654e1fb8b</meta:generator>
    <dc:date>2014-02-28T08:18:43.159000000</dc:date>
    <meta:document-statistic meta:object-count="4"/>
  </office:meta>
</office:document-meta>
</file>

<file path=Basic/Standard/Std.xml><?xml version="1.0" encoding="utf-8"?>
<!DOCTYPE module  PUBLIC '-//OpenOffice.org//DTD OfficeDocument 1.0//EN'  'module.dtd'>
<script:module xmlns:script="http://openoffice.org/2000/script" script:name="Std" script:language="StarBasic">REM  *****  BASIC  *****


Sub DrehenDraw

	DIM oDoc AS OBJECT
	DIM oSeiten AS OBJECT
	DIM oSeite AS OBJECT
	DIM oShape AS OBJECT
	DIM inZahl AS INTEGER
	oDoc = ThisComponent
	oSeiten = oDoc.getDrawPages()
	inZahl = InputBox("Wie viele neue Seiten sollen's sein?")
	inZahl = inZahl -1
	FOR i = 0 TO inZahl
		oDoc.duplicate(oSeiten.getByIndex(i))
		oSeite = oSeiten.getByIndex(i+1)
		oShape = oSeite.getByIndex(0)
		oShape.RotateAngle = 720 * (i+1)
	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